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5cm" draw:fill="solid" draw:fill-color="#e6e6ff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width="0cm" svg:stroke-color="#000000" draw:marker-start-width="0.2cm" draw:marker-end-width="0.2cm" draw:fill="solid" draw:fill-color="#ffff00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solid" svg:stroke-width="0cm" svg:stroke-color="#000000" draw:marker-start-width="0.2cm" draw:marker-end-width="0.2cm" draw:fill="gradient" draw:fill-color="#ffff00" draw:fill-gradient-name="Gradient_20_9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solid" svg:stroke-width="0cm" svg:stroke-color="#000000" draw:marker-start-width="0.2cm" draw:marker-end-width="0.2cm" draw:fill="gradient" draw:fill-color="#ffff00" draw:fill-gradient-name="clk_20_domain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width="0cm" svg:stroke-color="#000000" draw:marker-start-width="0.2cm" draw:marker-end-width="0.2cm" draw:fill="solid" draw:fill-color="#00ff00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svg:stroke-width="0cm" svg:stroke-color="#000000" draw:marker-start-width="0.163cm" draw:marker-end-width="0.163cm" draw:fill="solid" draw:fill-color="#ffff00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svg:stroke-width="0.025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width="0cm" svg:stroke-color="#000000" draw:marker-start-width="0.163cm" draw:marker-end-width="0.163cm" draw:fill="solid" draw:fill-color="#00ff00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svg:stroke-width="0cm" svg:stroke-color="#000000" draw:marker-start-width="0.2cm" draw:marker-end-width="0.2cm" draw:fill="solid" draw:fill-color="#00ffff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solid" svg:stroke-width="0cm" svg:stroke-color="#000000" draw:marker-start-width="0.2cm" draw:marker-end-width="0.2cm" draw:fill="gradient" draw:fill-color="#ffff00" draw:fill-gradient-name="clk_20_domain_20_2" draw:fill-image-width="0cm" draw:fill-image-height="0cm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svg:stroke-width="0.127cm" draw:marker-start-width="0.352cm" draw:marker-end-width="0.352cm" draw:fill="none" draw:textarea-vertical-align="middle" fo:padding-top="0.187cm" fo:padding-bottom="0.187cm" fo:padding-left="0.312cm" fo:padding-right="0.312cm"/>
    </style:style>
    <style:style style:name="gr12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gr13" style:family="graphic" style:parent-style-name="standard">
      <style:graphic-properties svg:stroke-width="0cm" svg:stroke-color="#000000" draw:marker-start-width="0.163cm" draw:marker-end-width="0.163cm" draw:fill="solid" draw:fill-color="#00ffff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3.97cm" svg:height="8.89cm" svg:x="4.175cm" svg:y="2.905cm">
          <text:p/>
        </draw:rect>
        <draw:rect draw:style-name="gr2" draw:text-style-name="P2" draw:layer="layout" svg:width="2.54cm" svg:height="2.54cm" svg:x="4.81cm" svg:y="3.54cm">
          <text:p text:style-name="P1"><text:span text:style-name="T1">SDR</text:span></text:p>
        </draw:rect>
        <draw:rect draw:style-name="gr3" draw:text-style-name="P3" draw:layer="layout" svg:width="2.54cm" svg:height="1.27cm" svg:x="7.35cm" svg:y="3.54cm">
          <text:p text:style-name="P1"><text:span text:style-name="T2">Mem</text:span></text:p>
        </draw:rect>
        <draw:rect draw:style-name="gr4" draw:text-style-name="P3" draw:layer="layout" svg:width="2.54cm" svg:height="1.27cm" svg:x="7.35cm" svg:y="4.81cm">
          <text:p text:style-name="P1"><text:span text:style-name="T2">Sync</text:span></text:p>
        </draw:rect>
        <draw:rect draw:style-name="gr5" draw:text-style-name="P2" draw:layer="layout" svg:width="5.08cm" svg:height="2.54cm" svg:x="4.81cm" svg:y="8.62cm">
          <text:p text:style-name="P1"><text:span text:style-name="T1">GPS</text:span></text:p>
        </draw:rect>
        <draw:rect draw:style-name="gr2" draw:text-style-name="P3" draw:layer="layout" svg:width="1.27cm" svg:height="1.27cm" svg:x="2.27cm" svg:y="3.54cm">
          <text:p text:style-name="P1"><text:span text:style-name="T2">ADC</text:span></text:p>
        </draw:rect>
        <draw:circle draw:style-name="gr6" draw:text-style-name="P2" draw:layer="layout" svg:width="0.762cm" svg:height="0.762cm" svg:x="2.524cm" svg:y="5.318cm">
          <text:p text:style-name="P1"><text:span text:style-name="T1">~</text:span></text:p>
        </draw:circle>
        <draw:line draw:style-name="gr7" draw:text-style-name="P1" draw:layer="layout" svg:x1="4.81cm" svg:y1="5.064cm" svg:x2="2.905cm" svg:y2="5.064cm">
          <text:p/>
        </draw:line>
        <draw:line draw:style-name="gr7" draw:text-style-name="P1" draw:layer="layout" svg:x1="2.905cm" svg:y1="5.318cm" svg:x2="2.905cm" svg:y2="4.81cm">
          <text:p/>
        </draw:line>
        <draw:rect draw:style-name="gr5" draw:text-style-name="P3" draw:layer="layout" svg:width="1.27cm" svg:height="1.27cm" svg:x="2.27cm" svg:y="8.62cm">
          <text:p text:style-name="P1"><text:span text:style-name="T2">FE</text:span></text:p>
        </draw:rect>
        <draw:circle draw:style-name="gr8" draw:text-style-name="P2" draw:layer="layout" svg:width="0.762cm" svg:height="0.762cm" svg:x="2.524cm" svg:y="10.398cm">
          <text:p text:style-name="P1"><text:span text:style-name="T1">~</text:span></text:p>
        </draw:circle>
        <draw:line draw:style-name="gr7" draw:text-style-name="P1" draw:layer="layout" svg:x1="2.905cm" svg:y1="10.398cm" svg:x2="2.905cm" svg:y2="9.89cm">
          <text:p/>
        </draw:line>
        <draw:line draw:style-name="gr7" draw:text-style-name="P1" draw:layer="layout" svg:x1="3.54cm" svg:y1="9.255cm" svg:x2="4.81cm" svg:y2="9.255cm">
          <text:p/>
        </draw:line>
        <draw:line draw:style-name="gr7" draw:text-style-name="P1" draw:layer="layout" svg:x1="2.905cm" svg:y1="10.144cm" svg:x2="4.81cm" svg:y2="10.144cm">
          <text:p/>
        </draw:line>
        <draw:line draw:style-name="gr7" draw:text-style-name="P1" draw:layer="layout" svg:x1="3.54cm" svg:y1="4.175cm" svg:x2="4.81cm" svg:y2="4.175cm">
          <text:p/>
        </draw:line>
        <draw:rect draw:style-name="gr9" draw:text-style-name="P2" draw:layer="layout" svg:width="2.54cm" svg:height="2.54cm" svg:x="14.97cm" svg:y="3.54cm">
          <text:p text:style-name="P1"><text:span text:style-name="T1">SPI</text:span></text:p>
        </draw:rect>
        <draw:rect draw:style-name="gr10" draw:text-style-name="P3" draw:layer="layout" svg:width="2.54cm" svg:height="1.27cm" svg:x="12.43cm" svg:y="3.54cm">
          <text:p text:style-name="P1"><text:span text:style-name="T2">Mem</text:span></text:p>
        </draw:rect>
        <draw:rect draw:style-name="gr10" draw:text-style-name="P3" draw:layer="layout" svg:width="2.54cm" svg:height="1.27cm" svg:x="12.43cm" svg:y="4.81cm">
          <text:p text:style-name="P1"><text:span text:style-name="T2">Sync</text:span></text:p>
        </draw:rect>
        <draw:line draw:style-name="gr11" draw:text-style-name="P1" draw:layer="layout" svg:x1="11.16cm" svg:y1="3.54cm" svg:x2="11.16cm" svg:y2="11.16cm">
          <text:p/>
        </draw:line>
        <draw:rect draw:style-name="gr5" draw:text-style-name="P2" draw:layer="layout" svg:width="5.08cm" svg:height="2.54cm" svg:x="12.43cm" svg:y="8.62cm">
          <text:p text:style-name="P1"><text:span text:style-name="T1">eCPU</text:span></text:p>
        </draw:rect>
        <draw:line draw:style-name="gr7" draw:text-style-name="P1" draw:layer="layout" svg:x1="9.89cm" svg:y1="4.81cm" svg:x2="11.16cm" svg:y2="4.81cm">
          <text:p/>
        </draw:line>
        <draw:line draw:style-name="gr7" draw:text-style-name="P1" draw:layer="layout" svg:x1="12.43cm" svg:y1="4.81cm" svg:x2="11.16cm" svg:y2="4.81cm">
          <text:p/>
        </draw:line>
        <draw:line draw:style-name="gr7" draw:text-style-name="P1" draw:layer="layout" svg:x1="9.89cm" svg:y1="9.89cm" svg:x2="11.16cm" svg:y2="9.89cm">
          <text:p/>
        </draw:line>
        <draw:line draw:style-name="gr7" draw:text-style-name="P1" draw:layer="layout" svg:x1="12.43cm" svg:y1="9.89cm" svg:x2="11.16cm" svg:y2="9.89cm">
          <text:p/>
        </draw:line>
        <draw:frame draw:style-name="gr12" draw:text-style-name="P4" draw:layer="layout" svg:width="1.487cm" svg:height="0.83cm" svg:x="2.108cm" svg:y="11.252cm">
          <draw:text-box>
            <text:p><text:span text:style-name="T2">16M</text:span></text:p>
          </draw:text-box>
        </draw:frame>
        <draw:frame draw:style-name="gr12" draw:text-style-name="P4" draw:layer="layout" svg:width="1.487cm" svg:height="0.83cm" svg:x="2.109cm" svg:y="6.149cm">
          <draw:text-box>
            <text:p><text:span text:style-name="T2">65M</text:span></text:p>
          </draw:text-box>
        </draw:frame>
        <draw:circle draw:style-name="gr13" draw:text-style-name="P2" draw:layer="layout" svg:width="0.762cm" svg:height="0.762cm" svg:x="19.05cm" svg:y="5.341cm">
          <text:p text:style-name="P1"><text:span text:style-name="T1">~</text:span></text:p>
        </draw:circle>
        <draw:frame draw:style-name="gr12" draw:text-style-name="P4" draw:layer="layout" svg:width="1.487cm" svg:height="0.83cm" svg:x="18.69cm" svg:y="6.139cm">
          <draw:text-box>
            <text:p><text:span text:style-name="T2">48M</text:span></text:p>
          </draw:text-box>
        </draw:frame>
        <draw:line draw:style-name="gr7" draw:text-style-name="P1" draw:layer="layout" svg:x1="19.415cm" svg:y1="5.318cm" svg:x2="19.415cm" svg:y2="5.064cm">
          <text:p/>
        </draw:line>
        <draw:line draw:style-name="gr7" draw:text-style-name="P1" draw:layer="layout" svg:x1="19.415cm" svg:y1="5.064cm" svg:x2="17.51cm" svg:y2="5.064cm">
          <text:p/>
        </draw:line>
        <draw:frame draw:style-name="gr12" draw:text-style-name="P5" draw:layer="layout" svg:width="7.342cm" svg:height="1.062cm" svg:x="6.887cm" svg:y="12.481cm">
          <draw:text-box>
            <text:p text:style-name="P5"><text:span text:style-name="T3">FPGA Clock Domains</text:span></text:p>
          </draw:text-box>
        </draw:frame>
        <draw:line draw:style-name="gr7" draw:text-style-name="P1" draw:layer="layout" svg:x1="18.78cm" svg:y1="4.175cm" svg:x2="17.51cm" svg:y2="4.175cm">
          <text:p/>
        </draw:line>
        <draw:line draw:style-name="gr7" draw:text-style-name="P1" draw:layer="layout" svg:x1="19.415cm" svg:y1="5.064cm" svg:x2="19.415cm" svg:y2="4.81cm">
          <text:p/>
        </draw:line>
        <draw:rect draw:style-name="gr9" draw:text-style-name="P3" draw:layer="layout" svg:width="1.27cm" svg:height="1.27cm" svg:x="18.78cm" svg:y="3.54cm">
          <text:p text:style-name="P1"><text:span text:style-name="T2">BB</text:span></text:p>
        </draw:rect>
        <draw:frame draw:style-name="gr14" draw:text-style-name="P4" draw:layer="layout" svg:width="1.848cm" svg:height="0.806cm" svg:x="4.556cm" svg:y="6.925cm">
          <draw:text-box>
            <text:p><text:span text:style-name="T2">FPG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9" draw:display-name="Gradient 9" draw:style="linear" draw:start-color="#ffff00" draw:end-color="#00ff00" draw:start-intensity="100%" draw:end-intensity="100%" draw:angle="900" draw:border="35%"/>
    <draw:gradient draw:name="clk_20_domain" draw:display-name="clk domain" draw:style="linear" draw:start-color="#ffff00" draw:end-color="#00ff00" draw:start-intensity="100%" draw:end-intensity="100%" draw:angle="900" draw:border="35%"/>
    <draw:gradient draw:name="clk_20_domain_20_2" draw:display-name="clk domain 2" draw:style="linear" draw:start-color="#00ff00" draw:end-color="#00ffff" draw:start-intensity="100%" draw:end-intensity="100%" draw:angle="9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Seamons</meta:initial-creator>
    <meta:creation-date>2015-03-12T13:47:06</meta:creation-date>
    <dc:date>2015-03-28T07:54:02</dc:date>
    <dc:creator>John Seamons</dc:creator>
    <meta:editing-duration>P1DT18H30M18S</meta:editing-duration>
    <meta:editing-cycles>39</meta:editing-cycles>
    <meta:generator>OpenOffice.org/3.4.1$Unix OpenOffice.org_project/341m1$Build-9593</meta:generator>
    <meta:document-statistic meta:object-count="35"/>
  </office:meta>
</office:document-meta>
</file>